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2024-01-03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4304" calcext:value-type="float">
            <text:p>108.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2023-01-18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74616" calcext:value-type="float">
            <text:p>106.2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2022-01-04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55032" calcext:value-type="float">
            <text:p>106.5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2021-03-09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8272" calcext:value-type="float">
            <text:p>105.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2020-01-07 1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92576" calcext:value-type="float">
            <text:p>105.1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2019-01-09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86608" calcext:value-type="float">
            <text:p>104.6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2018-01-10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6656" calcext:value-type="float">
            <text:p>103.5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2017-01-1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03328" calcext:value-type="float">
            <text:p>101.3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2016-01-06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656" calcext:value-type="float">
            <text:p>102.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2015-01-06 1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608" calcext:value-type="float">
            <text:p>101.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2014-01-07 0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9444" calcext:value-type="float">
            <text:p>100.2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2013-01-09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62592" calcext:value-type="float">
            <text:p>98.4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2012-01-1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8488" calcext:value-type="float">
            <text:p>96.8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201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25288" calcext:value-type="float">
            <text:p>94.1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2010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33976" calcext:value-type="float">
            <text:p>93.5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2009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968" calcext:value-type="float">
            <text:p>92.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2008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3592" calcext:value-type="float">
            <text:p>91.2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2007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9192" calcext:value-type="float">
            <text:p>90.3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2006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5496" calcext:value-type="float">
            <text:p>90.4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2005-01-10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176" calcext:value-type="float">
            <text:p>90.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2004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1176" calcext:value-type="float">
            <text:p>90.1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200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3616" calcext:value-type="float">
            <text:p>90.6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200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6688" calcext:value-type="float">
            <text:p>90.0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200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0232" calcext:value-type="float">
            <text:p>83.3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2000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5832" calcext:value-type="float">
            <text:p>90.0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1999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0656" calcext:value-type="float">
            <text:p>89.8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1998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6128" calcext:value-type="float">
            <text:p>89.4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1997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664" calcext:value-type="float">
            <text:p>87.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1996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152" calcext:value-type="float">
            <text:p>88.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199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192" calcext:value-type="float">
            <text:p>87.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1994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6424" calcext:value-type="float">
            <text:p>88.7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199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592" calcext:value-type="float">
            <text:p>85.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199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904" calcext:value-type="float">
            <text:p>91.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199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344" calcext:value-type="float">
            <text:p>84.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1990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024" calcext:value-type="float">
            <text:p>81.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1989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1712" calcext:value-type="float">
            <text:p>87.6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1988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448" calcext:value-type="float">
            <text:p>91.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1987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1448" calcext:value-type="float">
            <text:p>90.0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1986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02" calcext:value-type="float">
            <text:p>85.4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198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544" calcext:value-type="float">
            <text:p>85.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1984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7736" calcext:value-type="float">
            <text:p>85.5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198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2304" calcext:value-type="float">
            <text:p>86.2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198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2304" calcext:value-type="float">
            <text:p>86.2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198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3768" calcext:value-type="float">
            <text:p>85.7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1980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5456" calcext:value-type="float">
            <text:p>86.3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1979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8896" calcext:value-type="float">
            <text:p>87.1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1978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4512" calcext:value-type="float">
            <text:p>87.1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1977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6432" calcext:value-type="float">
            <text:p>83.4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1976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6432" calcext:value-type="float">
            <text:p>83.4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197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424" calcext:value-type="float">
            <text:p>83.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1974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544" calcext:value-type="float">
            <text:p>81.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197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2352" calcext:value-type="float">
            <text:p>81.3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197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34624" calcext:value-type="float">
            <text:p>74.3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197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5576" calcext:value-type="float">
            <text:p>75.8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1970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3672" calcext:value-type="float">
            <text:p>72.8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1969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1968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528" calcext:value-type="float">
            <text:p>68.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1967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256" calcext:value-type="float">
            <text:p>66.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71</text:p>
          </table:table-cell>
          <table:table-cell office:value-type="string" calcext:value-type="string">
            <text:p>1966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992" calcext:value-type="float">
            <text:p>64.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6" meta:object-count="0"/>
    <meta:user-defined meta:name="AppVersion">3.0</meta:user-defined>
  </office:meta>
</office:document-meta>
</file>